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fo:font-variant="normal" fo:text-transform="none" fo:color="#333333" fo:letter-spacing="normal" style:font-name-asian="arial" style:font-size-asian="10.8999996185303pt" style:font-style-asian="normal" style:font-weight-asian="normal"/>
    </style:style>
    <style:style style:name="T3" style:family="text">
      <style:text-properties fo:font-variant="normal" fo:text-transform="none" fo:color="#cc0000" style:font-name="arial" fo:font-size="10.8999996185303pt" fo:letter-spacing="normal" fo:font-style="normal" fo:font-weight="normal"/>
    </style:style>
    <style:style style:name="T4" style:family="text">
      <style:text-properties fo:font-variant="normal" fo:text-transform="none" fo:color="#cc0000" style:font-name="arial" fo:font-size="10.8999996185303pt" fo:letter-spacing="normal" fo:font-style="normal" fo:font-weight="normal" style:font-name-asian="arial" style:font-size-asian="10.8999996185303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环境温度：</text:p>
      <text:p text:style-name="Standard">温度是衡量冷和热状况的指标，我们生活中经常需要测量一些物体以及环境的温度，比如体温、室内外气温、水温等等。就环境温度而言，过高的气温会让人满头大汗，过低的气温又令人瑟瑟发抖。为了衡量当前气温是否适宜人们的学习生活，我们可以使用环境温度计测量环境的温度。</text:p>
      <text:p text:style-name="Standard"/>
      <text:p text:style-name="Standard">环境湿度：</text:p>
      <text:p text:style-name="Standard">不知道你们是否有这样的深切体验，南方地区的空气比北方地区的空气更湿润一些，烈日下的空气雨后的空气更干燥，在一些大雾的天气下能感受到身边的水分子，在空调房待久后嘴和鼻子会觉得有些干。与这些直接相关的就是空气中水的含量。一般来说，我们身边的空气组成大致如下，我们可以使用湿度计测量空气的干湿度。</text:p>
      <text:p text:style-name="Standard"/>
      <text:p text:style-name="Standard">PM2.5：</text:p>
      <text:p text:style-name="P1"><text:span text:style-name="T2">细颗粒物又称细粒、细颗粒、PM2.5。细颗粒物指环境空气中空气动力学当量直径小于等于2.5微米的颗粒物。PM2.5易于吸附重金属和微生物，能够在空气中悬浮很长时间，由于体积小，很容易聚集在人体呼吸道中，对人们的生活带来很大的影响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0:24:54.745383533</meta:creation-date>
    <dc:date>2018-08-21T10:46:38.763769758</dc:date>
    <meta:editing-duration>PT21M41S</meta:editing-duration>
    <meta:editing-cycles>17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388" meta:character-count="402" meta:non-whitespace-character-count="402"/>
  </office:meta>
</office:document-meta>
</file>